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arial" svg:font-family="arial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fo:font-weight="normal" officeooo:rsid="00254a15" officeooo:paragraph-rsid="0028569c" style:font-weight-asian="normal" style:font-weight-complex="normal"/>
    </style:style>
    <style:style style:name="P2" style:family="paragraph" style:parent-style-name="Text_20_body" style:list-style-name="L1">
      <style:text-properties style:font-name="Arial" fo:font-size="11pt" fo:language="de" fo:country="DE" fo:font-weight="normal" officeooo:rsid="001f7474" officeooo:paragraph-rsid="001f7474" style:font-size-asian="11pt" style:font-weight-asian="normal" style:font-size-complex="11pt" style:font-weight-complex="normal"/>
    </style:style>
    <style:style style:name="P3" style:family="paragraph" style:parent-style-name="Text_20_body">
      <style:text-properties style:font-name="Arial" fo:font-size="11pt" fo:language="de" fo:country="DE" fo:font-weight="normal" officeooo:rsid="001f7474" officeooo:paragraph-rsid="001f7474" style:font-size-asian="11pt" style:font-weight-asian="normal" style:font-size-complex="11pt" style:font-weight-complex="normal"/>
    </style:style>
    <style:style style:name="P4" style:family="paragraph" style:parent-style-name="Text_20_body">
      <style:text-properties style:font-name="Arial" fo:font-size="11pt" fo:language="de" fo:country="DE" fo:font-weight="normal" officeooo:rsid="0022783f" officeooo:paragraph-rsid="0022783f" style:font-size-asian="11pt" style:font-weight-asian="normal" style:font-size-complex="11pt" style:font-weight-complex="normal"/>
    </style:style>
    <style:style style:name="P5" style:family="paragraph" style:parent-style-name="Text_20_body">
      <style:text-properties style:font-name="Arial" fo:font-size="11pt" fo:language="de" fo:country="DE" fo:font-weight="normal" officeooo:rsid="00240d12" officeooo:paragraph-rsid="00240d12" style:font-size-asian="11pt" style:font-weight-asian="normal" style:font-size-complex="11pt" style:font-weight-complex="normal"/>
    </style:style>
    <style:style style:name="P6" style:family="paragraph" style:parent-style-name="Text_20_body">
      <style:text-properties style:font-name="Arial" fo:font-size="11pt" fo:language="de" fo:country="DE" fo:font-weight="normal" officeooo:rsid="00240d12" officeooo:paragraph-rsid="002746b5" style:font-size-asian="11pt" style:font-weight-asian="normal" style:font-size-complex="11pt" style:font-weight-complex="normal"/>
    </style:style>
    <style:style style:name="P7" style:family="paragraph" style:parent-style-name="Text_20_body">
      <style:text-properties style:font-name="Arial" fo:font-size="11pt" fo:language="de" fo:country="DE" fo:font-weight="normal" officeooo:rsid="00254a15" officeooo:paragraph-rsid="0028569c" style:font-size-asian="11pt" style:font-weight-asian="normal" style:font-size-complex="11pt" style:font-weight-complex="normal"/>
    </style:style>
    <style:style style:name="P8" style:family="paragraph" style:parent-style-name="Text_20_body">
      <style:text-properties style:font-name="Arial" fo:font-size="13pt" fo:language="de" fo:country="DE" fo:font-weight="bold" officeooo:rsid="0006bc84" officeooo:paragraph-rsid="001f7474" style:font-size-asian="13pt" style:font-weight-asian="bold" style:font-size-complex="13pt" style:font-weight-complex="bold"/>
    </style:style>
    <style:style style:name="P9" style:family="paragraph" style:parent-style-name="Text_20_body">
      <style:text-properties style:font-name="Arial" fo:font-size="13pt" fo:language="de" fo:country="DE" fo:font-weight="bold" officeooo:rsid="00078a11" officeooo:paragraph-rsid="0021640a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style:writing-mode="lr-tb"/>
      <style:text-properties style:font-name="Arial" fo:font-size="13pt" fo:language="de" fo:country="DE" fo:font-weight="bold" officeooo:rsid="0006bc84" officeooo:paragraph-rsid="001f7474" style:font-size-asian="13pt" style:font-weight-asian="bold" style:font-size-complex="13pt" style:font-weight-complex="bold"/>
    </style:style>
    <style:style style:name="T1" style:family="text">
      <style:text-properties officeooo:rsid="001f7474"/>
    </style:style>
    <style:style style:name="T2" style:family="text">
      <style:text-properties officeooo:rsid="0022783f"/>
    </style:style>
    <style:style style:name="T3" style:family="text">
      <style:text-properties officeooo:rsid="00240d12"/>
    </style:style>
    <style:style style:name="T4" style:family="text">
      <style:text-properties officeooo:rsid="002746b5"/>
    </style:style>
    <style:style style:name="T5" style:family="text">
      <style:text-properties officeooo:rsid="0028569c"/>
    </style:style>
    <style:style style:name="T6" style:family="text">
      <style:text-properties officeooo:rsid="002913dc"/>
    </style:style>
    <style:style style:name="T7" style:family="text">
      <style:text-properties style:font-name="Arial" officeooo:rsid="002746b5"/>
    </style:style>
    <style:style style:name="T8" style:family="text">
      <style:text-properties style:font-name="Arial" fo:font-size="11pt" officeooo:rsid="002746b5" style:font-size-asian="11pt" style:font-size-complex="11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Welche Parameter benötigt der <text:span text:style-name="T1">Interpreter</text:span>?</text:p>
      <text:list xml:id="list3439880852341785609" text:style-name="L1">
        <text:list-item>
          <text:p text:style-name="P2">URI der Nachricht</text:p>
        </text:list-item>
        <text:list-item>
          <text:p text:style-name="P2">Datenbank Id</text:p>
        </text:list-item>
      </text:list>
      <text:p text:style-name="P10">Wie wird der <text:span text:style-name="T1">Interpreter</text:span> angewendet?</text:p>
      <text:p text:style-name="P3">Jeder Datenbankeintrag der noch nicht interpretiert ist wird aus der Datenbank ausgelesen. Jeder Hoster hat einen eigenen Interpreter. <text:span text:style-name="T2">Es wird ein neuer Interpreter für jede Nachricht erstellt. Wenn die benötigten Parameter mit geliefert werden startet der restliche Prozess automatisch.</text:span></text:p>
      <text:p text:style-name="P9">Wie arbeitet der <text:span text:style-name="T1">Interpreter</text:span>?</text:p>
      <text:p text:style-name="P3">In der Abstracten Klasse ist vordefiniert wie die gefundenen Daten gespeichert werden. </text:p>
      <text:p text:style-name="P3">Eine Erbende Klasse ist dafür verantworlich zu erkennen ob es sich wirklich um eine Nachricht handelt <text:span text:style-name="T5">und dessen Inhalt auszulesen</text:span>.</text:p>
      <text:p text:style-name="P4">Der HTML-Quelltext der Website wird mit der „str_get_html“ Funktion in ein HTML DOM (Document Object Model) Objekt umgewandelt. Dieses Obje<text:span text:style-name="T6">k</text:span>t verfügt über eine Suchfunktion mit der Mann mit denn aus <text:span text:style-name="T3">CSS und Javascript bekannten Selektoren denn Quelltext durchsuchen kann.</text:span></text:p>
      <text:p text:style-name="P5">Zum Beispiel „.header“ würde alle Tags mit der Klasse header zurückgeben. Während #bild denn Tag mit der ID Bild zurückgeben würde.</text:p>
      <text:p text:style-name="P7">Mit der „repairLinks“ Methode werden relative Pfäde in dem Artikel in Absolute Pfäde umgewandelt.<text:line-break/>Eine Website kürz<text:span text:style-name="T5">t</text:span> meist ihre Links. <text:span text:style-name="T4">Beispielsweise könnte der Spiegel sein Unterverzeichniss Sport einfach mit „/Sport/“ verlinkten. Wenn ein Link mit einem Slash startet weiß der Browser, dass er vom Root-Pfad aus in die entsprechenden Verzeichnisse weiterleiten soll. </text:span></text:p>
      <text:p text:style-name="P1"><text:span text:style-name="T8">So wird ein Benutzer nach klicken des Links auf „</text:span><text:a xlink:type="simple" xlink:href="http://www.spiegel.de/Sport" text:style-name="Internet_20_link" text:visited-style-name="Visited_20_Internet_20_Link"><text:span text:style-name="T8">www.spiegel.de/Sport</text:span></text:a><text:span text:style-name="T8">/“ <text:s/>geleitet. </text:span></text:p>
      <text:p text:style-name="P7"><text:span text:style-name="T4">Die Methode Übernimmt diesen Schrtitt da die Links auf einer anderen Website ungültig sind.</text:span></text:p>
      <text:p text:style-name="P3">Anschließend ob es sich um eine<text:span text:style-name="T5">n</text:span> <text:span text:style-name="T5">Artikel</text:span> handelt oder auch nicht wird <text:span text:style-name="T4">der Datenbankeintrag in der Crawler Tabelle </text:span>aktuelliesiert und eingetragen das die URI bearbeitet wurde.</text:p>
      <text:p text:style-name="P6">Wenn eine Nachricht erkannt wurde werden die Daten in die Tabellen <text:span text:style-name="T4">news, images, tags, tagsinnews und newsimage eingetragen mit Hilfe unseres Datenbank Objektes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arial" svg:font-family="arial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16:24:38.429000000</meta:creation-date>
    <dc:date>2017-04-22T18:42:33.142000000</dc:date>
    <meta:editing-duration>PT52M12S</meta:editing-duration>
    <meta:editing-cycles>3</meta:editing-cycles>
    <meta:generator>LibreOffice/5.1.5.2$Windows_x86 LibreOffice_project/7a864d8825610a8c07cfc3bc01dd4fce6a9447e5</meta:generator>
    <meta:document-statistic meta:table-count="0" meta:image-count="0" meta:object-count="0" meta:page-count="1" meta:paragraph-count="15" meta:word-count="278" meta:character-count="1925" meta:non-whitespace-character-count="1660"/>
  </office:meta>
</office:document-meta>
</file>